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lexander" svg:font-family="Alexander" style:font-pitch="variable"/>
    <style:font-face style:name="Daniel" svg:font-family="Daniel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stroke-linejoin="round" svg:stroke-linecap="round" draw:fill-color="#ffffff" draw:textarea-horizontal-align="right" draw:textarea-vertical-align="top" draw:auto-grow-height="false" fo:min-height="9.021cm" fo:min-width="10.803cm"/>
    </style:style>
    <style:style style:name="gr2" style:family="graphic" style:parent-style-name="standard" style:list-style-name="L1">
      <style:graphic-properties svg:stroke-color="#000000" draw:stroke-linejoin="round" svg:stroke-linecap="round" draw:fill-color="#ffffff" draw:textarea-horizontal-align="justify" draw:textarea-vertical-align="top" draw:auto-grow-height="false" fo:min-height="9.021cm" fo:min-width="3.564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1.909cm" fo:min-width="3.056cm"/>
    </style:style>
    <style:style style:name="gr4" style:family="graphic" style:parent-style-name="standard">
      <style:graphic-properties draw:textarea-horizontal-align="justify" draw:textarea-vertical-align="middle" draw:auto-grow-height="false" fo:min-height="1.009cm" fo:min-width="2.598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2.473cm"/>
    </style:style>
    <style:style style:name="gr6" style:family="graphic" style:parent-style-name="standard">
      <style:graphic-properties draw:textarea-horizontal-align="justify" draw:textarea-vertical-align="middle" draw:auto-grow-height="false" fo:min-height="1.305cm" fo:min-width="2.089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1.913cm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2.929cm"/>
    </style:style>
    <style:style style:name="gr10" style:family="graphic" style:parent-style-name="standard">
      <style:graphic-properties draw:textarea-horizontal-align="justify" draw:textarea-vertical-align="middle" draw:auto-grow-height="false" fo:min-height="1.306cm" fo:min-width="2.487cm"/>
    </style:style>
    <style:style style:name="gr11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2.675cm"/>
    </style:style>
    <style:style style:name="gr13" style:family="graphic" style:parent-style-name="standard">
      <style:graphic-properties draw:textarea-horizontal-align="justify" draw:textarea-vertical-align="middle" draw:auto-grow-height="false" fo:min-height="1.306cm" fo:min-width="2.265cm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1.782cm" fo:min-width="1.913cm"/>
    </style:style>
    <style:style style:name="gr15" style:family="graphic" style:parent-style-name="standard">
      <style:graphic-properties draw:textarea-horizontal-align="justify" draw:textarea-vertical-align="middle" draw:auto-grow-height="false" fo:min-height="0.935cm" fo:min-width="1.601cm"/>
    </style:style>
    <style:style style:name="gr16" style:family="graphic" style:parent-style-name="objectwithoutfill">
      <style:graphic-properties draw:stroke="solid" draw:stroke-dash="Ultrafine_20_Dashed" draw:marker-start="" draw:marker-end="Symmetric_20_Arrow" draw:marker-end-width="0.3cm" draw:stroke-linejoin="none" draw:fill="none" draw:textarea-vertical-align="middle"/>
    </style:style>
    <style:style style:name="gr17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18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bottom"/>
    </style:style>
    <style:style style:name="gr19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ourier" fo:font-size="13pt" style:font-size-asian="13pt" style:font-size-complex="13pt"/>
    </style:style>
    <style:style style:name="P3" style:family="paragraph">
      <style:paragraph-properties fo:text-align="end"/>
      <style:text-properties style:font-name="Courier" fo:font-size="13pt" style:letter-kerning="true" style:font-name-asian="Droid Sans Fallback" style:font-size-asian="13pt" style:font-name-complex="FreeSans" style:font-size-complex="13pt"/>
    </style:style>
    <style:style style:name="P4" style:family="paragraph">
      <loext:graphic-properties draw:fill-color="#ffffff"/>
      <style:paragraph-properties fo:text-align="end"/>
      <style:text-properties style:font-name="Courier" fo:font-size="13pt" style:letter-kerning="true" style:font-name-asian="Droid Sans Fallback" style:font-size-asian="13pt" style:font-name-complex="FreeSans" style:font-size-complex="13pt"/>
    </style:style>
    <style:style style:name="P5" style:family="paragraph">
      <style:paragraph-properties fo:text-align="center"/>
      <style:text-properties style:font-name="Courier" fo:font-size="13pt" style:font-size-asian="13pt" style:font-size-complex="13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text-align="center"/>
      <style:text-properties style:font-name="Courier" fo:font-size="9pt" style:font-size-asian="9pt" style:font-size-complex="9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cm" fo:line-height="150%" fo:text-align="center"/>
      <style:text-properties fo:font-size="9pt" style:font-size-asian="9pt" style:font-size-complex="9pt"/>
    </style:style>
    <style:style style:name="P11" style:family="paragraph">
      <loext:graphic-properties draw:fill="none"/>
      <style:paragraph-properties fo:margin-top="0cm" fo:margin-bottom="0cm" fo:line-height="150%" fo:text-align="center"/>
      <style:text-properties fo:font-size="9pt" style:font-size-asian="9pt" style:font-size-complex="9pt"/>
    </style:style>
    <style:style style:name="T1" style:family="text">
      <style:text-properties style:font-name="Courier" fo:font-size="13pt" style:font-size-asian="13pt" style:font-size-complex="13pt"/>
    </style:style>
    <style:style style:name="T2" style:family="text">
      <style:text-properties style:font-name="Courier" fo:font-size="9pt" style:font-size-asian="9pt" style:font-size-complex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303cm" svg:height="9.271cm" svg:x="1.508cm" svg:y="1.889cm">
          <text:p text:style-name="P1"><text:span text:style-name="T1">Tile 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064cm" svg:height="9.271cm" svg:x="13.319cm" svg:y="1.889cm">
          <text:p text:style-name="P3">Tile 1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3" draw:text-style-name="P2" draw:layer="layout" svg:width="3.556cm" svg:height="2.159cm" svg:x="5.091cm" svg:y="5.191cm">
            <text:p text:style-name="P5">Core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098cm" svg:height="1.259cm" svg:x="5.32cm" svg:y="5.911cm">
            <text:p text:style-name="P1"><text:span text:style-name="T1">Master</text:span></text:p>
            <text:p text:style-name="P1"><text:span text:style-name="T1">Distributor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5" draw:text-style-name="P2" draw:layer="layout" svg:width="2.973cm" svg:height="2.667cm" svg:x="5.373cm" svg:y="8.239cm">
            <text:p text:style-name="P5">Cor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2.589cm" svg:height="1.555cm" svg:x="5.565cm" svg:y="9.128cm">
            <text:p text:style-name="P1"><text:span text:style-name="T1">Data-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5" xml:id="id2" draw:id="id2" draw:layer="layout" svg:width="3.048cm" svg:height="1.778cm" svg:x="5.341cm" svg:y="2.097cm">
          <text:p text:style-name="P1"><text:span text:style-name="T1">Data-I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413cm" svg:height="1.524cm" svg:x="1.762cm" svg:y="5.445cm">
          <text:p text:style-name="P1"><text:span text:style-name="T1">Button</text:span></text:p>
          <text:p text:style-name="P1"><text:span text:style-name="T1">Listener</text:span></text:p>
          <draw:enhanced-geometry svg:viewBox="0 0 21600 21600" draw:type="rectangle" draw:enhanced-path="M 0 0 L 21600 0 21600 21600 0 21600 0 0 Z N"/>
        </draw:custom-shape>
        <draw:g xml:id="id5" draw:id="id5">
          <draw:custom-shape draw:style-name="gr9" draw:text-style-name="P2" draw:layer="layout" svg:width="3.429cm" svg:height="2.667cm" svg:x="13.673cm" svg:y="8.239cm">
            <text:p text:style-name="P5">Core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2.987cm" svg:height="1.556cm" svg:x="13.894cm" svg:y="9.128cm">
            <text:p text:style-name="P1"><text:span text:style-name="T1">Slave</text:span></text:p>
            <text:p text:style-name="P1"><text:span text:style-name="T1">Distributor</text:span>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5" draw:layer="layout" svg:width="3.048cm" svg:height="1.524cm" svg:x="1.762cm" svg:y="2.27cm">
          <text:p text:style-name="P1"><text:span text:style-name="T1">Led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2" draw:layer="layout" svg:width="3.175cm" svg:height="2.667cm" svg:x="1.762cm" svg:y="8.239cm">
            <text:p text:style-name="P5">Core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2.765cm" svg:height="1.556cm" svg:x="1.967cm" svg:y="9.128cm">
            <text:p text:style-name="P6"><text:span text:style-name="T2">Accelerometer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14" draw:text-style-name="P2" draw:layer="layout" svg:width="2.413cm" svg:height="2.032cm" svg:x="10.117cm" svg:y="5.259cm">
            <text:p text:style-name="P5">Cor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2.101cm" svg:height="1.185cm" svg:x="10.273cm" svg:y="5.936cm">
            <text:p text:style-name="P1"><text:span text:style-name="T1">Work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6" draw:text-style-name="P8" draw:layer="layout" svg:x1="5.064cm" svg:y1="5.699cm" svg:x2="3.286cm" svg:y2="3.794cm">
          <text:p/>
        </draw:line>
        <draw:line draw:style-name="gr16" draw:text-style-name="P8" draw:layer="layout" svg:x1="3.54cm" svg:y1="8.239cm" svg:x2="5.064cm" svg:y2="6.715cm">
          <text:p/>
        </draw:line>
        <draw:connector draw:style-name="gr17" draw:text-style-name="P9" draw:layer="layout" svg:x1="6.869cm" svg:y1="5.191cm" svg:x2="6.865cm" svg:y2="3.875cm" draw:start-shape="id1" draw:start-glue-point="0" draw:end-shape="id2" draw:end-glue-point="2" svg:d="M6869 5191v-658h-4v-658" svg:viewBox="0 0 5 1317">
          <text:p/>
        </draw:connector>
        <draw:connector draw:style-name="gr17" draw:text-style-name="P9" draw:layer="layout" svg:x1="6.869cm" svg:y1="7.35cm" svg:x2="6.859cm" svg:y2="8.239cm" draw:start-shape="id1" draw:start-glue-point="2" draw:end-shape="id3" draw:end-glue-point="0" svg:d="M6869 7350v444h-10v445" svg:viewBox="0 0 11 890">
          <text:p/>
        </draw:connector>
        <draw:connector draw:style-name="gr18" draw:text-style-name="P11" draw:layer="layout" svg:x1="10.117cm" svg:y1="6.275cm" svg:x2="8.647cm" svg:y2="6.27cm" draw:start-shape="id4" draw:start-glue-point="3" draw:end-shape="id1" draw:end-glue-point="1" svg:d="M10117 6275h-735v-5h-735" svg:viewBox="0 0 1471 6">
          <text:p text:style-name="P10"><text:span text:style-name="T3">x5</text:span></text:p>
          <text:p text:style-name="P10"><text:span text:style-name="T4"/></text:p>
        </draw:connector>
        <draw:line draw:style-name="gr16" draw:text-style-name="P8" draw:layer="layout" svg:x1="5.064cm" svg:y1="6.234cm" svg:x2="4.175cm" svg:y2="6.234cm">
          <text:p/>
        </draw:line>
        <draw:connector draw:style-name="gr17" draw:text-style-name="P9" draw:layer="layout" draw:line-skew="-1.27cm" svg:x1="8.647cm" svg:y1="6.956cm" svg:x2="13.673cm" svg:y2="9.572cm" draw:end-shape="id5" svg:d="M8647 6956h992v2616h4034" svg:viewBox="0 0 5027 2617">
          <text:p/>
        </draw:connector>
        <draw:g xml:id="id6" draw:id="id6">
          <draw:custom-shape draw:style-name="gr14" draw:text-style-name="P2" draw:layer="layout" svg:width="2.413cm" svg:height="2.032cm" svg:x="14.182cm" svg:y="3.54cm">
            <text:p text:style-name="P5">Core</text:p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2.101cm" svg:height="1.185cm" svg:x="14.338cm" svg:y="4.217cm">
            <text:p text:style-name="P1"><text:span text:style-name="T1">Worker</text:span></text:p>
            <draw:enhanced-geometry svg:viewBox="0 0 21600 21600" draw:type="rectangle" draw:enhanced-path="M 0 0 L 21600 0 21600 21600 0 21600 0 0 Z N"/>
          </draw:custom-shape>
        </draw:g>
        <draw:connector draw:style-name="gr19" draw:text-style-name="P11" draw:layer="layout" svg:x1="15.388cm" svg:y1="5.572cm" svg:x2="15.387cm" svg:y2="8.239cm" draw:start-shape="id6" draw:start-glue-point="2" draw:end-shape="id5" draw:end-glue-point="0" svg:d="M15388 5572v1333h-1v1334" svg:viewBox="0 0 2 2668">
          <text:p text:style-name="P10"><text:span text:style-name="T3"><text:s text:c="7"/></text:span><text:span text:style-name="T3">x7</text:span></text:p>
          <text:p text:style-name="P10"><text:span text:style-name="T4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Alexander" svg:font-family="Alexander" style:font-pitch="variable"/>
    <style:font-face style:name="Daniel" svg:font-family="Daniel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01:23:43.849777938</meta:creation-date>
    <dc:date>2015-11-29T02:40:54.682149777</dc:date>
    <meta:editing-duration>PT13M18S</meta:editing-duration>
    <meta:editing-cycles>1</meta:editing-cycles>
    <meta:document-statistic meta:object-count="31"/>
    <meta:generator>LibreOffice/5.0.3.2$Linux_X86_64 LibreOffice_project/00m0$Build-2</meta:generator>
  </office:meta>
</office:document-meta>
</file>